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left="0in" fo:margin-right="0in" fo:line-height="200%" fo:text-indent="0.5in" style:auto-text-indent="false"/>
    </style:style>
    <style:style style:name="P3" style:family="paragraph" style:parent-style-name="Standard">
      <style:paragraph-properties fo:margin-left="0in" fo:margin-right="0in" fo:text-indent="0.5in" style:auto-text-indent="false" fo:break-before="page"/>
    </style:style>
    <style:style style:name="P4" style:family="paragraph" style:parent-style-name="Standard" style:master-page-name="Standard">
      <style:paragraph-properties style:page-number="auto"/>
    </style:style>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mpact of Emancipation Proclamation on:</text:p>
      <text:p text:style-name="Standard"><text:span text:style-name="T1">International relations</text:span></text:p>
      <text:p text:style-name="P1"/>
      <text:p text:style-name="Standard">Major European nations to consider</text:p>
      <text:p text:style-name="Standard">Great Britain</text:p>
      <text:p text:style-name="Standard">France</text:p>
      <text:p text:style-name="Standard">Spain</text:p>
      <text:p text:style-name="Standard"/>
      <text:p text:style-name="Standard">Impact: </text:p>
      <text:p text:style-name="Standard">Economic (Cotton, grain, trade/import + export), blockade</text:p>
      <text:p text:style-name="Standard">Cultural: Slavery already abolished in much of Europe</text:p>
      <text:p text:style-name="Standard">Military: Act of War to support Confederacy</text:p>
      <text:p text:style-name="Standard">Political: Stem France’s moves towards Mexico</text:p>
      <text:p text:style-name="Standard"/>
      <text:p text:style-name="P2">The impact of the Emancipation Proclamation, was not only on the Union and Confederate troops on the battlefield, but also on United States’ international realtions, especially Great Britain and France. No other country ever recognized the Confederacy as a sovereign state. Some politicians and statesmen in Great Britain and France wanted to support the Confederacy because of the pivotal role Southern cotton played in the European economy, but officially the seceded states were considered <text:s/>an organized belligerent. In May of 1861, Great Britain <text:s/>made a proclamation of neutrality regarding the American Civil War. </text:p>
      <text:p text:style-name="P2">The Confederacy was confident that it would gain the support of Great Britain and France because of the importance of the import of cotton from the South. <text:s/>Most of the world’s raw cotton supply came from the South and it’s plantations, where slaves provided the labor. The Confederacy believed the massive textile industry of Great Britain was dependent on this cotton. But, in fact, in 1861 at the start of the war, the British had a year’s supply of cotton in storage and also had started importing cotton from India and Egypt (Diplomacy of the American Civil War, Wikipedia). <text:s/></text:p>
      <text:p text:style-name="P2">When Lincoln issued the Emancipation Proclamation, Europe’s political position <text:span text:style-name="T2">shifted</text:span> to clear support of the Union.<text:span text:style-name="T3"> The proclamation made abolishing slavery one of the end-goals of the Union, while keeping the original goal of reuniting the seceded states. It is important to note that this heavily influenced the decision of whether or not the European nations, that had </text:span><text:soft-page-break/><text:span text:style-name="T3">already abolished slavery and slave trade, would decide to support the Confederacy, whose goal was to maintain slavery. Those European nations had decided that, while cotton was needed from the South, the risk of waging war against the Union was not worth any outcome, as it would mean the end of trade-relations with the Union, losing valuable imports such as grain.</text:span></text:p>
      <text:p text:style-name="P3">Also since Lincoln stated</text:p>
      <text:p text:style-name="Standard"/>
      <text:p text:style-name="Standard"><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none"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in" fo:margin-right="0in" fo:margin-top="0in" fo:margin-bottom="0in" fo:line-height="115%" fo:text-align="start" style:justify-single-word="false" fo:keep-together="auto" fo:orphans="2" fo:widows="2" fo:hyphenation-ladder-count="no-limit" fo:text-indent="0in" style:auto-text-indent="false" fo:background-color="#ffffff" fo:padding="0in" fo:border="none" fo:keep-with-next="auto" style:text-autospace="ideograph-alpha" style:punctuation-wrap="hanging" style:line-break="strict" style:tab-stop-distance="0.5in" style:writing-mode="page">
        <style:background-image/>
      </style:paragraph-properties>
      <style:text-properties fo:font-variant="normal" fo:text-transform="none" fo:color="#000000" style:text-line-through-style="none" style:text-position="0% 100%" style:font-name="Arial" fo:font-size="11pt" fo:language="en" fo:country="none"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in" fo:margin-bottom="0.0417in"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in" fo:margin-bottom="0.222in"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date>2017-12-07T17:55:22.08</dc:date>
    <dc:creator>Timothy Cayer</dc:creator>
    <meta:editing-duration>PT1H51M14S</meta:editing-duration>
    <meta:editing-cycles>3</meta:editing-cycles>
    <meta:document-statistic meta:table-count="0" meta:image-count="0" meta:object-count="0" meta:page-count="3" meta:paragraph-count="16" meta:word-count="360" meta:character-count="2292"/>
  </office:meta>
</office:document-meta>
</file>